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140" officeooo:paragraph-rsid="0001e1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t. Pere Pons Vinent</text:p>
      <text:p text:style-name="P1"/>
      <text:p text:style-name="P1"/>
      <text:p text:style-name="P1">Sr. Pere, </text:p>
      <text:p text:style-name="P1"/>
      <text:p text:style-name="P1">Li comunic que demà lasdkfjladskjf</text:p>
      <text:p text:style-name="P1"/>
      <text:p text:style-name="P1">a</text:p>
      <text:p text:style-name="P1">sdfkjañlsdfjka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09:47:31.707744649</meta:creation-date>
    <dc:date>2025-11-04T09:48:08.563742386</dc:date>
    <meta:editing-duration>PT37S</meta:editing-duration>
    <meta:editing-cycles>1</meta:editing-cycles>
    <meta:document-statistic meta:table-count="0" meta:image-count="0" meta:object-count="0" meta:page-count="1" meta:paragraph-count="5" meta:word-count="13" meta:character-count="80" meta:non-whitespace-character-count="71"/>
    <meta:generator>LibreOffice/24.2.7.2$Linux_X86_64 LibreOffice_project/420$Build-2</meta:generator>
  </office:meta>
</office:document-meta>
</file>